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63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4.099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99ff66"/>
      <style:text-properties fo:font-size="13pt" style:font-size-asian="13pt" style:font-size-complex="13pt"/>
    </style:style>
    <style:style style:name="ce5" style:family="table-cell" style:parent-style-name="Default">
      <style:table-cell-properties fo:border="none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fo:border="none"/>
      <style:text-properties fo:font-size="13pt" style:font-size-asian="13pt" style:font-size-complex="13pt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99ff66" fo:border="none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transparent" fo:border="0.002cm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9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1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2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3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4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 office:value-type="string">
            <text:p>source=</text:p>
          </table:table-cell>
          <table:table-cell table:style-name="ce2" office:value-type="string">
            <text:p>r~19-3#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'4'.N19" table:end-x="1.071cm" table:end-y="0.19cm" draw:z-index="1" draw:style-name="gr1" draw:text-style-name="P1" svg:width="15.999cm" svg:height="8.999cm" svg:x="0.879cm" svg:y="0.441cm">
              <draw:object draw:notify-on-update-of-ranges="'4'.H9:'4'.H9 '4'.H10:'4'.H14 '4'.I9:'4'.I9 '4'.I10:'4'.I14 '4'.J9:'4'.J9 '4'.J10:'4'.J14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>
            <draw:frame table:end-cell-address="'4'.G19" table:end-x="0.725cm" table:end-y="0.504cm" draw:z-index="0" draw:style-name="gr1" draw:text-style-name="P1" svg:width="14.273cm" svg:height="8.999cm" svg:x="0cm" svg:y="0.177cm">
              <draw:object draw:notify-on-update-of-ranges="'4'.D9:'4'.D9 '4'.D10:'4'.D14 '4'.E9:'4'.E9 '4'.E10:'4'.E14 '4'.F9:'4'.F9 '4'.F10:'4'.F14 '4'.G9:'4'.G9 '4'.G10:'4'.G14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office:value-type="string">
            <text:p>–––––––––––––––––––––––––––––––––––––––––––––––––––––––––––––––––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2</text:p>
          </table:table-cell>
          <table:table-cell office:value-type="string">
            <text:p>Yield</text:p>
          </table:table-cell>
          <table:table-cell office:value-type="string">
            <text:p>(C-mol%)</text:p>
          </table:table-cell>
          <table:table-cell office:value-type="string">
            <text:p>C2=/</text:p>
          </table:table-cell>
          <table:table-cell office:value-type="string">
            <text:p>C3=/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V*</text:p>
          </table:table-cell>
          <table:table-cell office:value-type="string">
            <text:p>conv.</text:p>
          </table:table-cell>
          <table:table-cell office:value-type="string">
            <text:p>–––––––––––––––––––––––</text:p>
          </table:table-cell>
          <table:table-cell office:value-type="string">
            <text:p>(C2+C2=)</text:p>
          </table:table-cell>
          <table:table-cell office:value-type="string">
            <text:p>(C3+C3=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(%)</text:p>
          </table:table-cell>
          <table:table-cell office:value-type="string">
            <text:p>CO</text:p>
          </table:table-cell>
          <table:table-cell office:value-type="string">
            <text:p>HCs</text:p>
          </table:table-cell>
          <table:table-cell office:value-type="string">
            <text:p>Alc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–––––––––––––––––––––––––––––––––––––––––––––––––––––––––––––––––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V*</text:p>
          </table:table-cell>
          <table:table-cell table:style-name="ce2" table:formula="of:=[.C6]" office:value-type="string" office:string-value="conv.">
            <text:p>conv.</text:p>
          </table:table-cell>
          <table:table-cell table:style-name="ce4" table:formula="of:=[.B9]" office:value-type="string" office:string-value="SV*">
            <text:p>SV*</text:p>
          </table:table-cell>
          <table:table-cell table:style-name="ce2" table:formula="of:=[.C7]" office:value-type="string" office:string-value="CO">
            <text:p>CO</text:p>
          </table:table-cell>
          <table:table-cell table:style-name="ce2" table:formula="of:=[.D7]" office:value-type="string" office:string-value="HCs">
            <text:p>HCs</text:p>
          </table:table-cell>
          <table:table-cell table:style-name="ce2" table:formula="of:=[.E7]" office:value-type="string" office:string-value="Alc.">
            <text:p>Alc.</text:p>
          </table:table-cell>
          <table:table-cell table:style-name="ce4" table:formula="of:=[.B9]" office:value-type="string" office:string-value="SV*">
            <text:p>SV*</text:p>
          </table:table-cell>
          <table:table-cell table:style-name="ce2" table:formula="of:=CONCATENATE([.E5];[.E6])" office:value-type="string" office:string-value="C2=/(C2+C2=)">
            <text:p>C2=/(C2+C2=)</text:p>
          </table:table-cell>
          <table:table-cell table:style-name="ce2" table:formula="of:=CONCATENATE([.F5];[.F6])" office:value-type="string" office:string-value="C3=/(C3+C3=)">
            <text:p>C3=/(C3+C3=)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00">
            <text:p>600</text:p>
          </table:table-cell>
          <table:table-cell table:style-name="ce3" office:value-type="float" office:value="55">
            <text:p>55</text:p>
          </table:table-cell>
          <table:table-cell table:style-name="ce4" table:formula="of:=[.B10]" office:value-type="float" office:value="600">
            <text:p>6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4.3">
            <text:p>4.3</text:p>
          </table:table-cell>
          <table:table-cell table:style-name="ce4" table:formula="of:=[.B10]" office:value-type="float" office:value="600">
            <text:p>60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8">
            <text:p>0.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800">
            <text:p>1800</text:p>
          </table:table-cell>
          <table:table-cell table:style-name="ce3" office:value-type="float" office:value="44">
            <text:p>44</text:p>
          </table:table-cell>
          <table:table-cell table:style-name="ce4" table:formula="of:=[.B11]" office:value-type="float" office:value="1800">
            <text:p>180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.9">
            <text:p>3.9</text:p>
          </table:table-cell>
          <table:table-cell table:style-name="ce4" table:formula="of:=[.B11]" office:value-type="float" office:value="1800">
            <text:p>1800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.8">
            <text:p>0.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000">
            <text:p>3000</text:p>
          </table:table-cell>
          <table:table-cell table:style-name="ce3" office:value-type="float" office:value="39">
            <text:p>39</text:p>
          </table:table-cell>
          <table:table-cell table:style-name="ce4" table:formula="of:=[.B12]" office:value-type="float" office:value="3000">
            <text:p>3000</text:p>
          </table:table-cell>
          <table:table-cell table:style-name="ce3" office:value-type="float" office:value="6.3">
            <text:p>6.3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7">
            <text:p>7</text:p>
          </table:table-cell>
          <table:table-cell table:style-name="ce4" table:formula="of:=[.B12]" office:value-type="float" office:value="3000">
            <text:p>3000</text:p>
          </table:table-cell>
          <table:table-cell table:number-columns-repeated="2" table:style-name="ce3" office:value-type="float" office:value="0.8">
            <text:p>0.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500">
            <text:p>4500</text:p>
          </table:table-cell>
          <table:table-cell table:style-name="ce3" office:value-type="float" office:value="39">
            <text:p>39</text:p>
          </table:table-cell>
          <table:table-cell table:style-name="ce4" table:formula="of:=[.B13]" office:value-type="float" office:value="4500">
            <text:p>450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.9">
            <text:p>2.9</text:p>
          </table:table-cell>
          <table:table-cell table:style-name="ce4" table:formula="of:=[.B13]" office:value-type="float" office:value="4500">
            <text:p>4500</text:p>
          </table:table-cell>
          <table:table-cell table:number-columns-repeated="2" table:style-name="ce3" office:value-type="float" office:value="0.8">
            <text:p>0.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000">
            <text:p>6000</text:p>
          </table:table-cell>
          <table:table-cell table:style-name="ce3" office:value-type="float" office:value="35">
            <text:p>35</text:p>
          </table:table-cell>
          <table:table-cell table:style-name="ce4" table:formula="of:=[.B14]" office:value-type="float" office:value="6000">
            <text:p>6000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.7">
            <text:p>3.7</text:p>
          </table:table-cell>
          <table:table-cell table:style-name="ce4" table:formula="of:=[.B14]" office:value-type="float" office:value="6000">
            <text:p>6000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9">
            <text:p>0.9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 office:value-type="string">
            <text:p>source=</text:p>
          </table:table-cell>
          <table:table-cell table:style-name="ce2" office:value-type="string">
            <text:p>r~19-3#5.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––––––––––––––––––––––––––––––––––––––––––––––––––––––––––––––––––––</text:p>
          </table:table-cell>
          <table:table-cell table:style-name="ce5" table:number-columns-repeated="3"/>
          <table:table-cell table:style-name="ce6"/>
          <table:table-cell table:style-name="ce5" table:number-columns-repeated="4"/>
          <table:table-cell table:number-columns-repeated="1014"/>
        </table:table-row>
        <table:table-row table:style-name="ro1">
          <table:table-cell/>
          <table:table-cell office:value-type="string">
            <text:p>CO2</text:p>
          </table:table-cell>
          <table:table-cell office:value-type="string">
            <text:p>Yield</text:p>
          </table:table-cell>
          <table:table-cell office:value-type="string">
            <text:p>(C-mol%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pport</text:p>
          </table:table-cell>
          <table:table-cell office:value-type="string">
            <text:p>conv.</text:p>
          </table:table-cell>
          <table:table-cell office:value-type="string">
            <text:p>–––––––––––––––––––––––––––––––––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BET*)</text:p>
          </table:table-cell>
          <table:table-cell office:value-type="string">
            <text:p>(%)</text:p>
          </table:table-cell>
          <table:table-cell office:value-type="string">
            <text:p>CO</text:p>
          </table:table-cell>
          <table:table-cell office:value-type="string">
            <text:p>C1-C4</text:p>
          </table:table-cell>
          <table:table-cell office:value-type="string">
            <text:p>C5+</text:p>
          </table:table-cell>
          <table:table-cell office:value-type="string">
            <text:p>Alc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–––––––––––––––––––––––––––––––––––––––––––––––––––––––––––––––––––––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style-name="ce2" office:value-type="string">
            <text:p>Support</text:p>
          </table:table-cell>
          <table:table-cell table:style-name="ce2" office:value-type="string">
            <text:p>conv.</text:p>
          </table:table-cell>
          <table:table-cell table:style-name="ce4" table:formula="of:=[.C9]" office:value-type="string" office:string-value="Support">
            <text:p>Support</text:p>
          </table:table-cell>
          <table:table-cell table:style-name="ce2" office:value-type="string">
            <text:p>CO</text:p>
          </table:table-cell>
          <table:table-cell table:style-name="ce2" office:value-type="string">
            <text:p>C1-C4</text:p>
          </table:table-cell>
          <table:table-cell table:style-name="ce2" office:value-type="string">
            <text:p>C5+</text:p>
          </table:table-cell>
          <table:table-cell table:style-name="ce2" office:value-type="string">
            <text:p>Alc.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3"/>
          <table:table-cell table:style-name="ce3" office:value-type="string">
            <text:p>none</text:p>
          </table:table-cell>
          <table:table-cell table:style-name="ce3" office:value-type="float" office:value="33">
            <text:p>33</text:p>
          </table:table-cell>
          <table:table-cell table:style-name="ce4" table:formula="of:=[.C10]" office:value-type="string" office:string-value="none">
            <text:p>none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3" office:value-type="string">
            <text:p>SiO2</text:p>
          </table:table-cell>
          <table:table-cell table:style-name="ce3" office:value-type="float" office:value="19">
            <text:p>19</text:p>
          </table:table-cell>
          <table:table-cell table:style-name="ce4" table:formula="of:=[.C11]" office:value-type="string" office:string-value="SiO2">
            <text:p>SiO2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n.d.</text:p>
          </table:table-cell>
          <table:table-cell table:style-name="ce3" office:value-type="string">
            <text:p>n.d.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3" office:value-type="string">
            <text:p>Al2O3</text:p>
          </table:table-cell>
          <table:table-cell table:style-name="ce3" office:value-type="float" office:value="34">
            <text:p>34</text:p>
          </table:table-cell>
          <table:table-cell table:style-name="ce4" table:formula="of:=[.C12]" office:value-type="string" office:string-value="Al2O3">
            <text:p>Al2O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3" office:value-type="string">
            <text:p>MgO</text:p>
          </table:table-cell>
          <table:table-cell table:style-name="ce3" office:value-type="float" office:value="30">
            <text:p>30</text:p>
          </table:table-cell>
          <table:table-cell table:style-name="ce4" table:formula="of:=[.C13]" office:value-type="string" office:string-value="MgO">
            <text:p>MgO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n.d.</text:p>
          </table:table-cell>
          <table:table-cell table:style-name="ce3" office:value-type="string">
            <text:p>n.d</text:p>
          </table:table-cell>
          <table:table-cell table:number-columns-repeated="1015"/>
        </table:table-row>
        <table:table-row table:style-name="ro1">
          <table:table-cell table:number-columns-repeated="6"/>
          <table:table-cell>
            <draw:frame table:end-cell-address="'3'.N30" table:end-x="0.682cm" table:end-y="0.032cm" draw:z-index="0" draw:style-name="gr1" draw:text-style-name="P1" svg:width="15.999cm" svg:height="8.999cm" svg:x="0.49cm" svg:y="0.284cm">
              <draw:object draw:notify-on-update-of-ranges="'3'.E10:'3'.E13 '3'.F9:'3'.F9 '3'.F10:'3'.F13 '3'.G9:'3'.G9 '3'.G10:'3'.G13 '3'.H9:'3'.H9 '3'.H10:'3'.H13 '3'.I9:'3'.I9 '3'.I10:'3'.I1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>
            <draw:frame table:end-cell-address="'3'.H30" table:end-x="0.5cm" table:end-y="0.486cm" draw:z-index="1" draw:style-name="gr1" draw:text-style-name="P1" svg:width="15.999cm" svg:height="8.999cm" svg:x="0.307cm" svg:y="0.159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 office:value-type="string">
            <text:p>source=</text:p>
          </table:table-cell>
          <table:table-cell table:style-name="ce2" office:value-type="string">
            <text:p>r~19-3#5.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conv.</text:p>
          </table:table-cell>
          <table:table-cell/>
          <table:table-cell office:value-type="string">
            <text:p>––––––––––––––––––––––––––––––</text:p>
          </table:table-cell>
          <table:table-cell office:value-type="string">
            <text:p>–––––––––––––––––––––––––––––––––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(%)</text:p>
          </table:table-cell>
          <table:table-cell office:value-type="string">
            <text:p>CO</text:p>
          </table:table-cell>
          <table:table-cell/>
          <table:table-cell office:value-type="string">
            <text:p>C1-C4</text:p>
          </table:table-cell>
          <table:table-cell office:value-type="string">
            <text:p>C5+</text:p>
          </table:table-cell>
          <table:table-cell office:value-type="string">
            <text:p>Alc.</text:p>
          </table:table-cell>
          <table:table-cell office:value-type="string">
            <text:p>C2</text:p>
          </table:table-cell>
          <table:table-cell office:value-type="string">
            <text:p>C2=</text:p>
          </table:table-cell>
          <table:table-cell office:value-type="string">
            <text:p>C3</text:p>
          </table:table-cell>
          <table:table-cell office:value-type="string">
            <text:p>C3=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–––––––––––––––––––––––––––––––––––––––––––––––––––––––––––––––––––––––––––––––––––––––</text:p>
          </table:table-cell>
          <table:table-cell table:style-name="ce5" table:number-columns-repeated="3"/>
          <table:table-cell table:style-name="ce6"/>
          <table:table-cell table:style-name="ce5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string">
            <text:p>M</text:p>
          </table:table-cell>
          <table:table-cell table:style-name="ce7" office:value-type="string">
            <text:p>conv.</text:p>
          </table:table-cell>
          <table:table-cell table:style-name="ce9" table:formula="of:=[.B5]" office:value-type="string" office:string-value="M">
            <text:p>M</text:p>
          </table:table-cell>
          <table:table-cell table:style-name="ce7" office:value-type="string">
            <text:p>CO</text:p>
          </table:table-cell>
          <table:table-cell table:style-name="ce7" office:value-type="string">
            <text:p>C1-C4</text:p>
          </table:table-cell>
          <table:table-cell table:style-name="ce7" office:value-type="string">
            <text:p>C5+</text:p>
          </table:table-cell>
          <table:table-cell table:style-name="ce7" office:value-type="string">
            <text:p>Alc.</text:p>
          </table:table-cell>
          <table:table-cell table:style-name="ce9" table:formula="of:=[.B5]" office:value-type="string" office:string-value="M">
            <text:p>M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C2=</text:p>
          </table:table-cell>
          <table:table-cell table:style-name="ce2" office:value-type="string">
            <text:p>C3</text:p>
          </table:table-cell>
          <table:table-cell table:style-name="ce2" office:value-type="string">
            <text:p>C3=</text:p>
          </table:table-cell>
          <table:table-cell table:style-name="ce2"/>
          <table:table-cell table:number-columns-repeated="1010"/>
        </table:table-row>
        <table:table-row table:style-name="ro1">
          <table:table-cell>
            <draw:frame table:end-cell-address="'2'.H21" table:end-x="1.601cm" table:end-y="0.458cm" draw:z-index="0" draw:style-name="gr1" draw:text-style-name="P1" svg:width="15.999cm" svg:height="8.999cm" svg:x="1.408cm" svg:y="0.132cm">
              <draw:object draw:notify-on-update-of-ranges="'2'.D6:'2'.D12 '2'.E5:'2'.E5 '2'.E6:'2'.E12 '2'.F5:'2'.F5 '2'.F6:'2'.F12 '2'.G5:'2'.G5 '2'.G6:'2'.G12 '2'.H5:'2'.H5 '2'.H6:'2'.H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 office:value-type="string">
            <text:p>none</text:p>
          </table:table-cell>
          <table:table-cell table:style-name="ce3" office:value-type="float" office:value="35">
            <text:p>35</text:p>
          </table:table-cell>
          <table:table-cell table:style-name="ce9" table:formula="of:=[.B6]" office:value-type="string" office:string-value="none">
            <text:p>none</text:p>
          </table:table-cell>
          <table:table-cell table:style-name="ce3" office:value-type="float" office:value="6.1">
            <text:p>6.1</text:p>
          </table:table-cell>
          <table:table-cell table:style-name="ce10" office:value-type="float" office:value="18">
            <text:p>18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2.9">
            <text:p>2.9</text:p>
          </table:table-cell>
          <table:table-cell table:style-name="ce9" table:formula="of:=[.B6]" office:value-type="string" office:string-value="none">
            <text:p>none</text:p>
            <draw:frame table:end-cell-address="'2'.P22" table:end-x="0.793cm" table:end-y="0.111cm" draw:z-index="1" draw:style-name="gr1" draw:text-style-name="P1" svg:width="15.999cm" svg:height="8.999cm" svg:x="0.6cm" svg:y="0.363cm">
              <draw:object draw:notify-on-update-of-ranges="'2'.I6:'2'.I12 '2'.J5:'2'.J5 '2'.J6:'2'.J12 '2'.K5:'2'.K5 '2'.K6:'2'.K12 '2'.L5:'2'.L5 '2'.L6:'2'.L12 '2'.M5:'2'.M5 '2'.M6:'2'.M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3" office:value-type="float" office:value="3.3">
            <text:p>3.3</text:p>
          </table:table-cell>
          <table:table-cell table:style-name="ce3" office:value-type="string">
            <text:p>n.d.</text:p>
          </table:table-cell>
          <table:table-cell table:style-name="ce3" office:value-type="float" office:value="5.1">
            <text:p>5.1</text:p>
          </table:table-cell>
          <table:table-cell table:style-name="ce3" office:value-type="string">
            <text:p>n.d.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Li</text:p>
          </table:table-cell>
          <table:table-cell table:style-name="ce3" office:value-type="float" office:value="36">
            <text:p>36</text:p>
          </table:table-cell>
          <table:table-cell table:style-name="ce9" table:formula="of:=[.B7]" office:value-type="string" office:string-value="Li">
            <text:p>Li</text:p>
          </table:table-cell>
          <table:table-cell table:style-name="ce3" office:value-type="float" office:value="8.2">
            <text:p>8.2</text:p>
          </table:table-cell>
          <table:table-cell table:style-name="ce10" office:value-type="float" office:value="19">
            <text:p>19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.6">
            <text:p>1.6</text:p>
          </table:table-cell>
          <table:table-cell table:style-name="ce9" table:formula="of:=[.B7]" office:value-type="string" office:string-value="Li">
            <text:p>Li</text:p>
          </table:table-cell>
          <table:table-cell table:style-name="ce3" office:value-type="float" office:value="3.1">
            <text:p>3.1</text:p>
          </table:table-cell>
          <table:table-cell table:style-name="ce3" office:value-type="string">
            <text:p>&lt;0.1</text:p>
          </table:table-cell>
          <table:table-cell table:style-name="ce3" office:value-type="float" office:value="5.5">
            <text:p>5.5</text:p>
          </table:table-cell>
          <table:table-cell table:style-name="ce3" office:value-type="string">
            <text:p>n.d.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Na</text:p>
          </table:table-cell>
          <table:table-cell table:style-name="ce3" office:value-type="float" office:value="42">
            <text:p>42</text:p>
          </table:table-cell>
          <table:table-cell table:style-name="ce9" table:formula="of:=[.B8]" office:value-type="string" office:string-value="Na">
            <text:p>Na</text:p>
          </table:table-cell>
          <table:table-cell table:style-name="ce3" office:value-type="float" office:value="4.9">
            <text:p>4.9</text:p>
          </table:table-cell>
          <table:table-cell table:style-name="ce10" office:value-type="float" office:value="17">
            <text:p>1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.3">
            <text:p>8.3</text:p>
          </table:table-cell>
          <table:table-cell table:style-name="ce9" table:formula="of:=[.B8]" office:value-type="string" office:string-value="Na">
            <text:p>Na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2.5">
            <text:p>2.5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K</text:p>
          </table:table-cell>
          <table:table-cell table:style-name="ce3" office:value-type="float" office:value="42">
            <text:p>42</text:p>
          </table:table-cell>
          <table:table-cell table:style-name="ce9" table:formula="of:=[.B9]" office:value-type="string" office:string-value="K">
            <text:p>K</text:p>
          </table:table-cell>
          <table:table-cell table:style-name="ce3" office:value-type="float" office:value="4.8">
            <text:p>4.8</text:p>
          </table:table-cell>
          <table:table-cell table:style-name="ce10" office:value-type="float" office:value="19">
            <text:p>1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.5">
            <text:p>7.5</text:p>
          </table:table-cell>
          <table:table-cell table:style-name="ce9" table:formula="of:=[.B9]" office:value-type="string" office:string-value="K">
            <text:p>K</text:p>
          </table:table-cell>
          <table:table-cell table:style-name="ce3" office:value-type="float" office:value="2.3">
            <text:p>2.3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3.8">
            <text:p>3.8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Cs</text:p>
          </table:table-cell>
          <table:table-cell table:style-name="ce3" office:value-type="float" office:value="39">
            <text:p>39</text:p>
          </table:table-cell>
          <table:table-cell table:style-name="ce9" table:formula="of:=[.B10]" office:value-type="string" office:string-value="Cs">
            <text:p>Cs</text:p>
          </table:table-cell>
          <table:table-cell table:style-name="ce3" office:value-type="float" office:value="6.3">
            <text:p>6.3</text:p>
          </table:table-cell>
          <table:table-cell table:style-name="ce10" office:value-type="float" office:value="18">
            <text:p>18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7">
            <text:p>7</text:p>
          </table:table-cell>
          <table:table-cell table:style-name="ce9" table:formula="of:=[.B10]" office:value-type="string" office:string-value="Cs">
            <text:p>Cs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1.3">
            <text:p>1.3</text:p>
          </table:table-cell>
          <table:table-cell table:style-name="ce3" office:value-type="float" office:value="0.88">
            <text:p>0.88</text:p>
          </table:table-cell>
          <table:table-cell table:style-name="ce3" office:value-type="float" office:value="3.8">
            <text:p>3.8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Ca</text:p>
          </table:table-cell>
          <table:table-cell table:style-name="ce8" office:value-type="float" office:value="34">
            <text:p>34</text:p>
          </table:table-cell>
          <table:table-cell table:style-name="ce9" table:formula="of:=[.B11]" office:value-type="string" office:string-value="Ca">
            <text:p>Ca</text:p>
          </table:table-cell>
          <table:table-cell table:style-name="ce8" office:value-type="float" office:value="8.2">
            <text:p>8.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5.2">
            <text:p>5.2</text:p>
          </table:table-cell>
          <table:table-cell table:style-name="ce8" office:value-type="float" office:value="1.5">
            <text:p>1.5</text:p>
          </table:table-cell>
          <table:table-cell table:style-name="ce9" table:formula="of:=[.B11]" office:value-type="string" office:string-value="Ca">
            <text:p>Ca</text:p>
          </table:table-cell>
          <table:table-cell table:style-name="ce8" office:value-type="float" office:value="3.2">
            <text:p>3.2</text:p>
          </table:table-cell>
          <table:table-cell table:style-name="ce8" office:value-type="string">
            <text:p>n.d.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1">
            <text:p>0.11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La</text:p>
          </table:table-cell>
          <table:table-cell table:style-name="ce3" office:value-type="float" office:value="34">
            <text:p>34</text:p>
          </table:table-cell>
          <table:table-cell table:style-name="ce9" table:formula="of:=[.B12]" office:value-type="string" office:string-value="La">
            <text:p>La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1.5">
            <text:p>1.5</text:p>
          </table:table-cell>
          <table:table-cell table:style-name="ce9" table:formula="of:=[.B12]" office:value-type="string" office:string-value="La">
            <text:p>La</text:p>
          </table:table-cell>
          <table:table-cell table:style-name="ce3" office:value-type="float" office:value="3.5">
            <text:p>3.5</text:p>
          </table:table-cell>
          <table:table-cell table:style-name="ce3" office:value-type="string">
            <text:p>&lt;0.1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n.d.</text:p>
          </table:table-cell>
          <table:table-cell table:style-name="ce3"/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 office:value-type="string">
            <text:p>source=</text:p>
          </table:table-cell>
          <table:table-cell table:style-name="ce2" office:value-type="string">
            <text:p>r~19-3#&lt;5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1'.O22" table:end-x="1.018cm" table:end-y="0.098cm" draw:z-index="0" draw:style-name="gr1" draw:text-style-name="P1" svg:width="15.999cm" svg:height="11.524cm" svg:x="0.826cm" svg:y="0.137cm">
              <draw:object draw:notify-on-update-of-ranges="'1'.C7:'1'.C10 '1'.D6:'1'.D6 '1'.D7:'1'.D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emp</text:p>
          </table:table-cell>
          <table:table-cell office:value-type="string">
            <text:p>CO2</text:p>
          </table:table-cell>
          <table:table-cell/>
          <table:table-cell office:value-type="string">
            <text:p>Yield</text:p>
          </table:table-cell>
          <table:table-cell office:value-type="string">
            <text:p>(C-mol%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K)</text:p>
          </table:table-cell>
          <table:table-cell office:value-type="string">
            <text:p>conv.</text:p>
          </table:table-cell>
          <table:table-cell/>
          <table:table-cell office:value-type="string">
            <text:p>––––––––––––––––––––––––––––––––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(%)</text:p>
          </table:table-cell>
          <table:table-cell table:style-name="ce3" office:value-type="string">
            <text:p>CO</text:p>
          </table:table-cell>
          <table:table-cell table:style-name="ce11" table:formula="of:=[.C5]" office:value-type="string" office:string-value="(%)">
            <text:p>(%)</text:p>
          </table:table-cell>
          <table:table-cell table:style-name="ce3" office:value-type="string">
            <text:p>C1-C4</text:p>
          </table:table-cell>
          <table:table-cell table:style-name="ce3" office:value-type="string">
            <text:p>C5+</text:p>
          </table:table-cell>
          <table:table-cell table:style-name="ce3" office:value-type="string">
            <text:p>Alc.</text:p>
          </table:table-cell>
          <table:table-cell table:style-name="ce3"/>
          <table:table-cell table:number-columns-repeated="1015"/>
        </table:table-row>
        <table:table-row table:style-name="ro1">
          <table:table-cell>
            <draw:frame table:end-cell-address="'1'.H21" table:end-x="0.193cm" table:end-y="0.559cm" draw:z-index="1" draw:style-name="gr1" draw:text-style-name="P1" svg:width="15.999cm" svg:height="8.999cm" svg:x="0cm" svg:y="0.233cm">
              <draw:object draw:notify-on-update-of-ranges="'1'.E7:'1'.E10 '1'.F6:'1'.F6 '1'.F7:'1'.F10 '1'.G6:'1'.G6 '1'.G7:'1'.G10 '1'.H6:'1'.H6 '1'.H7:'1'.H10 '1'.I6:'1'.I6 '1'.I7:'1'.I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3" office:value-type="string">
            <text:p>(K)</text:p>
          </table:table-cell>
          <table:table-cell table:style-name="ce3" office:value-type="string">
            <text:p>conv.</text:p>
          </table:table-cell>
          <table:table-cell table:style-name="ce11" table:formula="of:=[.C6]" office:value-type="string" office:string-value="(K)">
            <text:p>(K)</text:p>
          </table:table-cell>
          <table:table-cell table:style-name="ce3" office:value-type="string">
            <text:p>CO</text:p>
          </table:table-cell>
          <table:table-cell table:style-name="ce3" office:value-type="string">
            <text:p>C1-C4</text:p>
          </table:table-cell>
          <table:table-cell table:style-name="ce3" office:value-type="string">
            <text:p>C5+</text:p>
          </table:table-cell>
          <table:table-cell table:style-name="ce3" office:value-type="string">
            <text:p>Alc.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523">
            <text:p>523</text:p>
          </table:table-cell>
          <table:table-cell table:style-name="ce3" office:value-type="float" office:value="5.8">
            <text:p>5.8</text:p>
          </table:table-cell>
          <table:table-cell table:style-name="ce11" table:formula="of:=[.C7]" office:value-type="float" office:value="523">
            <text:p>523</text:p>
          </table:table-cell>
          <table:table-cell table:style-name="ce3" office:value-type="float" office:value="1.9">
            <text:p>1.9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0.53">
            <text:p>0.53</text:p>
          </table:table-cell>
          <table:table-cell table:style-name="ce3" office:value-type="float" office:value="0.78">
            <text:p>0.7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573">
            <text:p>573</text:p>
          </table:table-cell>
          <table:table-cell table:style-name="ce3" office:value-type="float" office:value="22">
            <text:p>22</text:p>
          </table:table-cell>
          <table:table-cell table:style-name="ce11" table:formula="of:=[.C8]" office:value-type="float" office:value="573">
            <text:p>573</text:p>
          </table:table-cell>
          <table:table-cell table:style-name="ce3" office:value-type="float" office:value="5.6">
            <text:p>5.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2.4">
            <text:p>2.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623">
            <text:p>623</text:p>
          </table:table-cell>
          <table:table-cell table:style-name="ce3" office:value-type="float" office:value="35">
            <text:p>35</text:p>
          </table:table-cell>
          <table:table-cell table:style-name="ce11" table:formula="of:=[.C9]" office:value-type="float" office:value="623">
            <text:p>623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2.9">
            <text:p>2.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673">
            <text:p>673</text:p>
          </table:table-cell>
          <table:table-cell table:style-name="ce3" office:value-type="float" office:value="48">
            <text:p>48</text:p>
          </table:table-cell>
          <table:table-cell table:style-name="ce11" table:formula="of:=[.C10]" office:value-type="float" office:value="673">
            <text:p>673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.2">
            <text:p>2.2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es" table:style-name="ta1" table:print="false"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5" table:default-cell-style-name="ce26"/>
        <table:table-column table:style-name="co7" table:default-cell-style-name="ce26"/>
        <table:table-column table:style-name="co8" table:default-cell-style-name="ce26"/>
        <table:table-column table:style-name="co1" table:number-columns-repeated="1013" table:default-cell-style-name="ce26"/>
        <table:table-row table:style-name="ro2">
          <table:table-cell table:style-name="ce12" table:formula="of:=CONCATENATE(&quot;sn(&quot;;MAX(range_sn);&quot;)&quot;)" office:value-type="string" office:string-value="sn(5)">
            <text:p>sn(5)</text:p>
          </table:table-cell>
          <table:table-cell table:style-name="ce12" office:value-type="string">
            <text:p>session num</text:p>
          </table:table-cell>
          <table:table-cell table:style-name="ce19" office:value-type="string">
            <text:p>content</text:p>
          </table:table-cell>
          <table:table-cell table:style-name="ce12" office:value-type="string">
            <text:p>entry</text:p>
          </table:table-cell>
          <table:table-cell table:style-name="ce25" office:value-type="date" office:date-value="2020-05-22T13:45:14.92">
            <text:p>05.22</text:p>
          </table:table-cell>
          <table:table-cell table:style-name="ce25" table:number-columns-repeated="4"/>
          <table:table-cell/>
          <table:table-cell table:style-name="ce27"/>
          <table:table-cell table:number-columns-repeated="1013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table:number-columns-repeated="2"/>
          <table:table-cell table:style-name="ce20"/>
          <table:table-cell table:style-name="ce14" office:value-type="string">
            <text:p>*</text:p>
          </table:table-cell>
          <table:table-cell table:style-name="ce14" table:number-columns-repeated="4"/>
          <table:table-cell/>
          <table:table-cell table:style-name="ce28"/>
          <table:table-cell table:number-columns-repeated="101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table:number-columns-repeated="2"/>
          <table:table-cell table:style-name="ce21"/>
          <table:table-cell table:style-name="ce14" office:value-type="string">
            <text:p>*</text:p>
          </table:table-cell>
          <table:table-cell table:style-name="ce14" table:number-columns-repeated="4"/>
          <table:table-cell/>
          <table:table-cell table:style-name="ce28"/>
          <table:table-cell table:number-columns-repeated="1013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table:number-columns-repeated="2"/>
          <table:table-cell table:style-name="ce21"/>
          <table:table-cell table:style-name="ce14" table:number-columns-repeated="5"/>
          <table:table-cell table:style-name="ce27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office:value-type="float" office:value="4">
            <text:p>4</text:p>
          </table:table-cell>
          <table:table-cell table:style-name="ce14" table:number-columns-repeated="2"/>
          <table:table-cell table:style-name="ce22"/>
          <table:table-cell table:style-name="ce14" office:value-type="string">
            <text:p>*</text:p>
          </table:table-cell>
          <table:table-cell table:style-name="ce14" table:number-columns-repeated="4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office:value-type="float" office:value="5">
            <text:p>5</text:p>
          </table:table-cell>
          <table:table-cell table:style-name="ce18" table:number-columns-repeated="2"/>
          <table:table-cell table:style-name="ce23"/>
          <table:table-cell table:style-name="ce18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5">
          <table:table-cell table:number-columns-repeated="3" table:style-name="ce15" office:value-type="string">
            <text:p>*</text:p>
          </table:table-cell>
          <table:table-cell table:style-name="ce24" table:formula="of:=NOW()" office:value-type="date" office:date-value="2021-05-03T14:15:40.8">
            <text:p>2021/5/3 14:15</text:p>
          </table:table-cell>
          <table:table-cell table:style-name="ce24" table:formula="of:=NOW()" office:value-type="date" office:date-value="2021-05-03T14:15:40.8">
            <text:p>2021/5/3 14:15</text:p>
          </table:table-cell>
          <table:table-cell table:style-name="ce24" table:formula="of:=NOW()" office:value-type="date" office:date-value="2021-05-03T14:15:40.8">
            <text:p>2021/5/3 14:15</text:p>
          </table:table-cell>
          <table:table-cell table:style-name="ce24" table:formula="of:=NOW()" office:value-type="date" office:date-value="2021-05-03T14:15:40.8">
            <text:p>2021/5/3 14:15</text:p>
          </table:table-cell>
          <table:table-cell table:style-name="ce24" table:formula="of:=NOW()" office:value-type="date" office:date-value="2021-05-03T14:15:40.8">
            <text:p>2021/5/3 14:15</text:p>
          </table:table-cell>
          <table:table-cell table:style-name="ce24" table:formula="of:=NOW()" office:value-type="date" office:date-value="2021-05-03T14:15:40.8">
            <text:p>2021/5/3 14:15</text:p>
          </table:table-cell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2021/05/03</text:date>, <text:time>14:15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5-03T14:15:40.29</dc:date>
    <dc:creator>iwabuchi ken</dc:creator>
    <meta:editing-duration>P4DT7H50M6S</meta:editing-duration>
    <meta:editing-cycles>467</meta:editing-cycles>
    <meta:generator>OpenOffice/4.1.3$Win32 OpenOffice.org_project/413m1$Build-9783</meta:generator>
    <meta:document-statistic meta:table-count="5" meta:cell-count="323" meta:object-count="8"/>
    <meta:user-defined meta:name="sheets-banding"/>
    <meta:user-defined meta:name="sheets-original-selection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525cm" xlink:href=".." xlink:type="simple" chart:class="chart:line" chart:style-name="ch1">
        <chart:title svg:x="10.035cm" svg:y="1.216cm" chart:style-name="ch2">
          <text:p>K - conv
(total)
</text:p>
        </chart:title>
        <chart:legend chart:legend-position="end" svg:x="13.862cm" svg:y="5.45cm" style:legend-expansion="high" chart:style-name="ch3"/>
        <chart:plot-area chart:style-name="ch4" table:cell-range-address="'1'.C6:'1'.D10" chart:data-source-has-labels="both" svg:x="0.77cm" svg:y="1.153cm" svg:width="8.163cm" svg:height="9.413cm">
          <chartooo:coordinate-region svg:x="1.391cm" svg:y="1.365cm" svg:width="7.262cm" svg:height="8.528cm"/>
          <chart:axis chart:dimension="x" chart:name="primary-x" chart:style-name="ch5" chartooo:axis-type="auto">
            <chartooo:date-scale/>
            <chart:title svg:x="4.688cm" svg:y="10.797cm" chart:style-name="ch6">
              <text:p>K</text:p>
            </chart:title>
            <chart:categories table:cell-range-address="'1'.C7:'1'.C10"/>
          </chart:axis>
          <chart:axis chart:dimension="y" chart:name="primary-y" chart:style-name="ch7">
            <chart:title svg:x="0.001cm" svg:y="6.538cm" chart:style-name="ch8">
              <text:p>conv (%)</text:p>
            </chart:title>
            <chart:grid chart:style-name="ch9" chart:class="major"/>
          </chart:axis>
          <chart:series chart:style-name="ch10" chart:values-cell-range-address="'1'.D7:'1'.D10" chart:label-cell-address="'1'.D6:'1'.D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.</text:p>
                <draw:g>
                  <svg:desc>'1'.D6:'1'.D6</svg:desc>
                </draw:g>
              </table:table-cell>
            </table:table-row>
          </table:table-header-rows>
          <table:table-rows>
            <table:table-row>
              <table:table-cell office:value-type="float" office:value="523">
                <text:p>520</text:p>
                <draw:g>
                  <svg:desc>'1'.C7:'1'.C10</svg:desc>
                </draw:g>
              </table:table-cell>
              <table:table-cell office:value-type="float" office:value="5.8">
                <text:p>5.8</text:p>
                <draw:g>
                  <svg:desc>'1'.D7:'1'.D10</svg:desc>
                </draw:g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cm" svg:y="0.316cm" chart:style-name="ch2">
          <text:p>K - conv</text:p>
        </chart:title>
        <chart:legend chart:legend-position="end" svg:x="13.703cm" svg:y="3.402cm" style:legend-expansion="high" chart:style-name="ch3"/>
        <chart:plot-area chart:style-name="ch4" table:cell-range-address="'1'.E6:'1'.I10" chart:data-source-has-labels="both" svg:x="1.358cm" svg:y="1.635cm" svg:width="11.705cm" svg:height="6.177cm">
          <chartooo:coordinate-region svg:x="1.979cm" svg:y="1.847cm" svg:width="10.804cm" svg:height="5.292cm"/>
          <chart:axis chart:dimension="x" chart:name="primary-x" chart:style-name="ch5" chartooo:axis-type="auto">
            <chartooo:date-scale/>
            <chart:title svg:x="7.047cm" svg:y="7.993cm" chart:style-name="ch6">
              <text:p>K</text:p>
            </chart:title>
            <chart:categories table:cell-range-address="'1'.E7:'1'.E10"/>
          </chart:axis>
          <chart:axis chart:dimension="y" chart:name="primary-y" chart:style-name="ch5">
            <chart:title svg:x="0.451cm" svg:y="5.402cm" chart:style-name="ch7">
              <text:p>conv (%)</text:p>
            </chart:title>
            <chart:grid chart:style-name="ch8" chart:class="major"/>
          </chart:axis>
          <chart:series chart:style-name="ch9" chart:values-cell-range-address="'1'.F7:'1'.F10" chart:label-cell-address="'1'.F6:'1'.F6" chart:class="chart:line">
            <chart:data-point chart:repeated="4"/>
          </chart:series>
          <chart:series chart:style-name="ch10" chart:values-cell-range-address="'1'.G7:'1'.G10" chart:label-cell-address="'1'.G6:'1'.G6" chart:class="chart:line">
            <chart:data-point chart:repeated="4"/>
          </chart:series>
          <chart:series chart:style-name="ch11" chart:values-cell-range-address="'1'.H7:'1'.H10" chart:label-cell-address="'1'.H6:'1'.H6" chart:class="chart:line">
            <chart:data-point chart:repeated="4"/>
          </chart:series>
          <chart:series chart:style-name="ch12" chart:values-cell-range-address="'1'.I7:'1'.I10" chart:label-cell-address="'1'.I6:'1'.I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  <draw:g>
                  <svg:desc>'1'.F6:'1'.F6</svg:desc>
                </draw:g>
              </table:table-cell>
              <table:table-cell office:value-type="string">
                <text:p>C1-C4</text:p>
                <draw:g>
                  <svg:desc>'1'.G6:'1'.G6</svg:desc>
                </draw:g>
              </table:table-cell>
              <table:table-cell office:value-type="string">
                <text:p>C5+</text:p>
                <draw:g>
                  <svg:desc>'1'.H6:'1'.H6</svg:desc>
                </draw:g>
              </table:table-cell>
              <table:table-cell office:value-type="string">
                <text:p>Alc.</text:p>
                <draw:g>
                  <svg:desc>'1'.I6:'1'.I6</svg:desc>
                </draw:g>
              </table:table-cell>
            </table:table-row>
          </table:table-header-rows>
          <table:table-rows>
            <table:table-row>
              <table:table-cell office:value-type="float" office:value="523">
                <text:p>520</text:p>
                <draw:g>
                  <svg:desc>'1'.E7:'1'.E10</svg:desc>
                </draw:g>
              </table:table-cell>
              <table:table-cell office:value-type="float" office:value="1.9">
                <text:p>1.9</text:p>
                <draw:g>
                  <svg:desc>'1'.F7:'1'.F10</svg:desc>
                </draw:g>
              </table:table-cell>
              <table:table-cell office:value-type="float" office:value="2.6">
                <text:p>2.6</text:p>
                <draw:g>
                  <svg:desc>'1'.G7:'1'.G10</svg:desc>
                </draw:g>
              </table:table-cell>
              <table:table-cell office:value-type="float" office:value="0.53">
                <text:p>0.53</text:p>
                <draw:g>
                  <svg:desc>'1'.H7:'1'.H10</svg:desc>
                </draw:g>
              </table:table-cell>
              <table:table-cell office:value-type="float" office:value="0.78">
                <text:p>0.78</text:p>
                <draw:g>
                  <svg:desc>'1'.I7:'1'.I10</svg:desc>
                </draw:g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5.6">
                <text:p>5.6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6.1">
                <text:p>6.1</text:p>
              </table:table-cell>
              <table:table-cell office:value-type="float" office:value="18">
                <text:p>18</text:p>
              </table:table-cell>
              <table:table-cell office:value-type="float" office:value="7.7">
                <text:p>7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7.3">
                <text:p>7.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402cm" style:legend-expansion="high" chart:style-name="ch2"/>
        <chart:plot-area chart:style-name="ch3" table:cell-range-address="'2'.D5:'2'.H12" chart:data-source-has-labels="both" svg:x="0.77cm" svg:y="0.855cm" svg:width="12.293cm" svg:height="7.545cm">
          <chartooo:coordinate-region svg:x="1.391cm" svg:y="1.068cm" svg:width="11.485cm" svg:height="6.659cm"/>
          <chart:axis chart:dimension="x" chart:name="primary-x" chart:style-name="ch4" chartooo:axis-type="auto">
            <chartooo:date-scale/>
            <chart:categories table:cell-range-address="'2'.D6:'2'.D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'.E6:'2'.E12" chart:label-cell-address="'2'.E5:'2'.E5" chart:class="chart:line">
            <chart:data-point chart:repeated="7"/>
          </chart:series>
          <chart:series chart:style-name="ch7" chart:values-cell-range-address="'2'.F6:'2'.F12" chart:label-cell-address="'2'.F5:'2'.F5" chart:class="chart:line">
            <chart:data-point chart:repeated="7"/>
          </chart:series>
          <chart:series chart:style-name="ch8" chart:values-cell-range-address="'2'.G6:'2'.G12" chart:label-cell-address="'2'.G5:'2'.G5" chart:class="chart:line">
            <chart:data-point chart:repeated="7"/>
          </chart:series>
          <chart:series chart:style-name="ch9" chart:values-cell-range-address="'2'.H6:'2'.H12" chart:label-cell-address="'2'.H5:'2'.H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  <draw:g>
                  <svg:desc>'2'.E5:'2'.E5</svg:desc>
                </draw:g>
              </table:table-cell>
              <table:table-cell office:value-type="string">
                <text:p>C1-C4</text:p>
                <draw:g>
                  <svg:desc>'2'.F5:'2'.F5</svg:desc>
                </draw:g>
              </table:table-cell>
              <table:table-cell office:value-type="string">
                <text:p>C5+</text:p>
                <draw:g>
                  <svg:desc>'2'.G5:'2'.G5</svg:desc>
                </draw:g>
              </table:table-cell>
              <table:table-cell office:value-type="string">
                <text:p>Alc.</text:p>
                <draw:g>
                  <svg:desc>'2'.H5:'2'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2'.D6:'2'.D12</svg:desc>
                </draw:g>
              </table:table-cell>
              <table:table-cell office:value-type="float" office:value="6.1">
                <text:p>6.1</text:p>
                <draw:g>
                  <svg:desc>'2'.E6:'2'.E12</svg:desc>
                </draw:g>
              </table:table-cell>
              <table:table-cell office:value-type="float" office:value="18">
                <text:p>18</text:p>
                <draw:g>
                  <svg:desc>'2'.F6:'2'.F12</svg:desc>
                </draw:g>
              </table:table-cell>
              <table:table-cell office:value-type="float" office:value="7.7">
                <text:p>7.7</text:p>
                <draw:g>
                  <svg:desc>'2'.G6:'2'.G12</svg:desc>
                </draw:g>
              </table:table-cell>
              <table:table-cell office:value-type="float" office:value="2.9">
                <text:p>2.9</text:p>
                <draw:g>
                  <svg:desc>'2'.H6:'2'.H12</svg:desc>
                </draw:g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8.2">
                <text:p>8.2</text:p>
              </table:table-cell>
              <table:table-cell office:value-type="float" office:value="19">
                <text:p>19</text:p>
              </table:table-cell>
              <table:table-cell office:value-type="float" office:value="6.5">
                <text:p>6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4.9">
                <text:p>4.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.8">
                <text:p>4.8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Cs</text:p>
              </table:table-cell>
              <table:table-cell office:value-type="float" office:value="6.3">
                <text:p>6.3</text:p>
              </table:table-cell>
              <table:table-cell office:value-type="float" office:value="18">
                <text:p>18</text:p>
              </table:table-cell>
              <table:table-cell office:value-type="float" office:value="8.2">
                <text:p>8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8.2">
                <text:p>8.2</text:p>
              </table:table-cell>
              <table:table-cell office:value-type="float" office:value="19">
                <text:p>19</text:p>
              </table:table-cell>
              <table:table-cell office:value-type="float" office:value="5.2">
                <text:p>5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9.6">
                <text:p>9.6</text:p>
              </table:table-cell>
              <table:table-cell office:value-type="float" office:value="20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402cm" style:legend-expansion="high" chart:style-name="ch2"/>
        <chart:plot-area chart:style-name="ch3" table:cell-range-address="'2'.I5:'2'.M12" chart:data-source-has-labels="both" svg:x="0.77cm" svg:y="0.855cm" svg:width="12.611cm" svg:height="7.545cm">
          <chartooo:coordinate-region svg:x="1.206cm" svg:y="1.068cm" svg:width="11.988cm" svg:height="6.659cm"/>
          <chart:axis chart:dimension="x" chart:name="primary-x" chart:style-name="ch4" chartooo:axis-type="auto">
            <chartooo:date-scale/>
            <chart:categories table:cell-range-address="'2'.I6:'2'.I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'.J6:'2'.J12" chart:label-cell-address="'2'.J5:'2'.J5" chart:class="chart:line">
            <chart:data-point chart:repeated="7"/>
          </chart:series>
          <chart:series chart:style-name="ch7" chart:values-cell-range-address="'2'.K6:'2'.K12" chart:label-cell-address="'2'.K5:'2'.K5" chart:class="chart:line">
            <chart:data-point chart:repeated="7"/>
          </chart:series>
          <chart:series chart:style-name="ch8" chart:values-cell-range-address="'2'.L6:'2'.L12" chart:label-cell-address="'2'.L5:'2'.L5" chart:class="chart:line">
            <chart:data-point chart:repeated="7"/>
          </chart:series>
          <chart:series chart:style-name="ch9" chart:values-cell-range-address="'2'.M6:'2'.M12" chart:label-cell-address="'2'.M5:'2'.M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</text:p>
                <draw:g>
                  <svg:desc>'2'.J5:'2'.J5</svg:desc>
                </draw:g>
              </table:table-cell>
              <table:table-cell office:value-type="string">
                <text:p>C2=</text:p>
                <draw:g>
                  <svg:desc>'2'.K5:'2'.K5</svg:desc>
                </draw:g>
              </table:table-cell>
              <table:table-cell office:value-type="string">
                <text:p>C3</text:p>
                <draw:g>
                  <svg:desc>'2'.L5:'2'.L5</svg:desc>
                </draw:g>
              </table:table-cell>
              <table:table-cell office:value-type="string">
                <text:p>C3=</text:p>
                <draw:g>
                  <svg:desc>'2'.M5:'2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2'.I6:'2'.I12</svg:desc>
                </draw:g>
              </table:table-cell>
              <table:table-cell office:value-type="float" office:value="3.3">
                <text:p>3.3</text:p>
                <draw:g>
                  <svg:desc>'2'.J6:'2'.J12</svg:desc>
                </draw:g>
              </table:table-cell>
              <table:table-cell office:value-type="float" office:value="NaN">
                <text:p>NaN</text:p>
                <draw:g>
                  <svg:desc>'2'.K6:'2'.K12</svg:desc>
                </draw:g>
              </table:table-cell>
              <table:table-cell office:value-type="float" office:value="5.1">
                <text:p>5.1</text:p>
                <draw:g>
                  <svg:desc>'2'.L6:'2'.L12</svg:desc>
                </draw:g>
              </table:table-cell>
              <table:table-cell office:value-type="float" office:value="NaN">
                <text:p>NaN</text:p>
                <draw:g>
                  <svg:desc>'2'.M6:'2'.M12</svg:desc>
                </draw:g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2.4">
                <text:p>2.4</text:p>
              </table:table-cell>
              <table:table-cell office:value-type="float" office:value="0.16">
                <text:p>0.16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.3">
                <text:p>2.3</text:p>
              </table:table-cell>
              <table:table-cell office:value-type="float" office:value="0.72">
                <text:p>0.72</text:p>
              </table:table-cell>
              <table:table-cell office:value-type="float" office:value="1.1">
                <text:p>1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Cs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  <table:table-cell office:value-type="float" office:value="0.88">
                <text:p>0.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402cm" style:legend-expansion="high" chart:style-name="ch2"/>
        <chart:plot-area chart:style-name="ch3" table:cell-range-address="'3'.E9:'3'.I13" chart:data-source-has-labels="both" svg:x="0.77cm" svg:y="0.855cm" svg:width="12.293cm" svg:height="7.545cm">
          <chartooo:coordinate-region svg:x="1.391cm" svg:y="1.067cm" svg:width="11.3cm" svg:height="6.66cm"/>
          <chart:axis chart:dimension="x" chart:name="primary-x" chart:style-name="ch4" chartooo:axis-type="auto">
            <chartooo:date-scale/>
            <chart:categories table:cell-range-address="'3'.E10:'3'.E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3'.F10:'3'.F13" chart:label-cell-address="'3'.F9:'3'.F9" chart:class="chart:line">
            <chart:data-point chart:repeated="4"/>
          </chart:series>
          <chart:series chart:style-name="ch7" chart:values-cell-range-address="'3'.G10:'3'.G13" chart:label-cell-address="'3'.G9:'3'.G9" chart:class="chart:line">
            <chart:data-point chart:repeated="4"/>
          </chart:series>
          <chart:series chart:style-name="ch8" chart:values-cell-range-address="'3'.H10:'3'.H13" chart:label-cell-address="'3'.H9:'3'.H9" chart:class="chart:line">
            <chart:data-point chart:repeated="4"/>
          </chart:series>
          <chart:series chart:style-name="ch9" chart:values-cell-range-address="'3'.I10:'3'.I13" chart:label-cell-address="'3'.I9:'3'.I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  <draw:g>
                  <svg:desc>'3'.F9:'3'.F9</svg:desc>
                </draw:g>
              </table:table-cell>
              <table:table-cell office:value-type="string">
                <text:p>C1-C4</text:p>
                <draw:g>
                  <svg:desc>'3'.G9:'3'.G9</svg:desc>
                </draw:g>
              </table:table-cell>
              <table:table-cell office:value-type="string">
                <text:p>C5+</text:p>
                <draw:g>
                  <svg:desc>'3'.H9:'3'.H9</svg:desc>
                </draw:g>
              </table:table-cell>
              <table:table-cell office:value-type="string">
                <text:p>Alc.</text:p>
                <draw:g>
                  <svg:desc>'3'.I9:'3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3'.E10:'3'.E13</svg:desc>
                </draw:g>
              </table:table-cell>
              <table:table-cell office:value-type="float" office:value="12">
                <text:p>12</text:p>
                <draw:g>
                  <svg:desc>'3'.F10:'3'.F13</svg:desc>
                </draw:g>
              </table:table-cell>
              <table:table-cell office:value-type="float" office:value="17">
                <text:p>17</text:p>
                <draw:g>
                  <svg:desc>'3'.G10:'3'.G13</svg:desc>
                </draw:g>
              </table:table-cell>
              <table:table-cell office:value-type="float" office:value="3.2">
                <text:p>3.2</text:p>
                <draw:g>
                  <svg:desc>'3'.H10:'3'.H13</svg:desc>
                </draw:g>
              </table:table-cell>
              <table:table-cell office:value-type="float" office:value="1">
                <text:p>1</text:p>
                <draw:g>
                  <svg:desc>'3'.I10:'3'.I13</svg:desc>
                </draw:g>
              </table:table-cell>
            </table:table-row>
            <table:table-row>
              <table:table-cell office:value-type="string">
                <text:p>SiO2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2O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MgO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292cm" svg:y="3.402cm" style:legend-expansion="high" chart:style-name="ch2"/>
        <chart:plot-area chart:style-name="ch3" chart:data-source-has-labels="both" svg:x="0.77cm" svg:y="0.855cm" svg:width="12.882cm" svg:height="7.545cm">
          <chartooo:coordinate-region svg:x="1.391cm" svg:y="1.067cm" svg:width="12.261cm" svg:height="6.6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</table:table-cell>
              <table:table-cell office:value-type="string">
                <text:p>C1-C4</text:p>
              </table:table-cell>
              <table:table-cell office:value-type="string">
                <text:p>C5+</text:p>
              </table:table-cell>
              <table:table-cell office:value-type="string">
                <text:p>Alc.</text:p>
              </table:table-cell>
            </table:table-row>
          </table:table-header-rows>
          <table:table-rows>
            <table:table-row>
              <table:table-cell office:value-type="string">
                <text:p>none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O2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2O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MgO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74cm" svg:height="9cm" xlink:href=".." xlink:type="simple" chart:class="chart:bar" chart:style-name="ch1">
        <chart:legend chart:legend-position="end" svg:x="12.858cm" svg:y="3.664cm" style:legend-expansion="high" chart:style-name="ch2"/>
        <chart:plot-area chart:style-name="ch3" table:cell-range-address="'4'.D9:'4'.G14" chart:data-source-has-labels="both" svg:x="1.323cm" svg:y="0.855cm" svg:width="10.965cm" svg:height="6.957cm">
          <chartooo:coordinate-region svg:x="1.944cm" svg:y="1.067cm" svg:width="10.344cm" svg:height="6.072cm"/>
          <chart:axis chart:dimension="x" chart:name="primary-x" chart:style-name="ch4" chartooo:axis-type="auto">
            <chartooo:date-scale/>
            <chart:title svg:x="5.57cm" svg:y="7.993cm" chart:style-name="ch5">
              <text:p>ml g-cat(-1)h(-1)</text:p>
            </chart:title>
            <chart:categories table:cell-range-address="'4'.D10:'4'.D14"/>
          </chart:axis>
          <chart:axis chart:dimension="y" chart:name="primary-y" chart:style-name="ch6">
            <chart:title svg:x="0.451cm" svg:y="4.972cm" chart:style-name="ch7">
              <text:p>c mol %</text:p>
            </chart:title>
            <chart:grid chart:style-name="ch8" chart:class="major"/>
          </chart:axis>
          <chart:series chart:style-name="ch9" chart:values-cell-range-address="'4'.E10:'4'.E14" chart:label-cell-address="'4'.E9:'4'.E9" chart:class="chart:bar">
            <chart:data-point chart:repeated="5"/>
          </chart:series>
          <chart:series chart:style-name="ch10" chart:values-cell-range-address="'4'.F10:'4'.F14" chart:label-cell-address="'4'.F9:'4'.F9" chart:class="chart:bar">
            <chart:data-point chart:repeated="5"/>
          </chart:series>
          <chart:series chart:style-name="ch11" chart:values-cell-range-address="'4'.G10:'4'.G14" chart:label-cell-address="'4'.G9:'4'.G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  <draw:g>
                  <svg:desc>'4'.E9:'4'.E9</svg:desc>
                </draw:g>
              </table:table-cell>
              <table:table-cell office:value-type="string">
                <text:p>HCs</text:p>
                <draw:g>
                  <svg:desc>'4'.F9:'4'.F9</svg:desc>
                </draw:g>
              </table:table-cell>
              <table:table-cell office:value-type="string">
                <text:p>Alc.</text:p>
                <draw:g>
                  <svg:desc>'4'.G9:'4'.G9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4'.D10:'4'.D14</svg:desc>
                </draw:g>
              </table:table-cell>
              <table:table-cell office:value-type="float" office:value="4">
                <text:p>4</text:p>
                <draw:g>
                  <svg:desc>'4'.E10:'4'.E14</svg:desc>
                </draw:g>
              </table:table-cell>
              <table:table-cell office:value-type="float" office:value="47">
                <text:p>47</text:p>
                <draw:g>
                  <svg:desc>'4'.F10:'4'.F14</svg:desc>
                </draw:g>
              </table:table-cell>
              <table:table-cell office:value-type="float" office:value="4.3">
                <text:p>4.3</text:p>
                <draw:g>
                  <svg:desc>'4'.G10:'4'.G14</svg:desc>
                </draw:g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.2">
                <text:p>5.2</text:p>
              </table:table-cell>
              <table:table-cell office:value-type="float" office:value="35">
                <text:p>3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.3">
                <text:p>6.3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6.2">
                <text:p>6.2</text:p>
              </table:table-cell>
              <table:table-cell office:value-type="float" office:value="30">
                <text:p>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.2">
                <text:p>8.2</text:p>
              </table:table-cell>
              <table:table-cell office:value-type="float" office:value="23">
                <text:p>23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22cm" svg:y="3.926cm" style:legend-expansion="high" chart:style-name="ch2"/>
        <chart:plot-area chart:style-name="ch3" table:cell-range-address="'4'.H9:'4'.J14" chart:data-source-has-labels="both" svg:x="0.77cm" svg:y="0.855cm" svg:width="11.612cm" svg:height="7.545cm">
          <chartooo:coordinate-region svg:x="1.497cm" svg:y="1.067cm" svg:width="10.885cm" svg:height="6.66cm"/>
          <chart:axis chart:dimension="x" chart:name="primary-x" chart:style-name="ch4" chartooo:axis-type="auto">
            <chartooo:date-scale/>
            <chart:categories table:cell-range-address="'4'.H10:'4'.H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I10:'4'.I14" chart:label-cell-address="'4'.I9:'4'.I9" chart:class="chart:bar">
            <chart:data-point chart:repeated="5"/>
          </chart:series>
          <chart:series chart:style-name="ch8" chart:values-cell-range-address="'4'.J10:'4'.J14" chart:label-cell-address="'4'.J9:'4'.J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=/(C2+C2=)</text:p>
                <draw:g>
                  <svg:desc>'4'.I9:'4'.I9</svg:desc>
                </draw:g>
              </table:table-cell>
              <table:table-cell office:value-type="string">
                <text:p>C3=/(C3+C3=)</text:p>
                <draw:g>
                  <svg:desc>'4'.J9:'4'.J9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4'.H10:'4'.H14</svg:desc>
                </draw:g>
              </table:table-cell>
              <table:table-cell office:value-type="float" office:value="0.6">
                <text:p>0.6</text:p>
                <draw:g>
                  <svg:desc>'4'.I10:'4'.I14</svg:desc>
                </draw:g>
              </table:table-cell>
              <table:table-cell office:value-type="float" office:value="0.8">
                <text:p>0.8</text:p>
                <draw:g>
                  <svg:desc>'4'.J10:'4'.J14</svg:desc>
                </draw:g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